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7" style:family="paragraph" style:parent-style-name="Text_20_body" style:list-style-name="L3">
      <style:text-properties fo:language="ru" fo:country="RU"/>
    </style:style>
    <style:style style:name="P12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17a857" officeooo:paragraph-rsid="0017a857"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rsid="0017a857" officeooo:paragraph-rsid="001cd216" style:font-style-asian="italic" style:font-style-complex="italic"/>
    </style:style>
    <style:style style:name="P1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17e119" style:font-style-asian="normal" style:font-style-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7e119" style:font-style-asian="normal" style:font-style-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3e31d" officeooo:paragraph-rsid="0033e31d"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d03d"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69415"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a0dbc"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b5f6" officeooo:paragraph-rsid="0023b5f6"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b5f6" officeooo:paragraph-rsid="0024e294"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a6ab" officeooo:paragraph-rsid="0027a6ab"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2a0dbc"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2dbcdf"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6110c"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80148"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0dbc" officeooo:paragraph-rsid="003ceb3d"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f1172" officeooo:paragraph-rsid="002f1172"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6110c" officeooo:paragraph-rsid="0036110c"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80148" officeooo:paragraph-rsid="00380148"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ba38e" officeooo:paragraph-rsid="003ba38e" style:font-style-asian="normal" style:font-weight-asian="normal" style:font-style-complex="normal" style:font-weight-complex="normal"/>
    </style:style>
    <style:style style:name="P15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6" style:family="paragraph" style:parent-style-name="Heading_20_1">
      <loext:graphic-properties draw:fill="solid" draw:fill-color="#eeeeee" draw:opacity="100%"/>
      <style:paragraph-properties fo:background-color="#eeeee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loext:graphic-properties draw:fill="solid" draw:fill-color="#eeeeee" draw:opacity="100%"/>
      <style:paragraph-properties fo:background-color="#eeeeee"/>
      <style:text-properties fo:language="ru" fo:country="RU"/>
    </style:style>
    <style:style style:name="P161" style:family="paragraph" style:parent-style-name="Heading_20_2">
      <loext:graphic-properties draw:fill="solid" draw:fill-color="#eeeeee" draw:opacity="100%"/>
      <style:paragraph-properties fo:background-color="#eeeeee"/>
    </style:style>
    <style:style style:name="P16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24e294"/>
    </style:style>
    <style:style style:name="T15" style:family="text">
      <style:text-properties fo:language="en" fo:country="US" officeooo:rsid="00380148"/>
    </style:style>
    <style:style style:name="T16" style:family="text">
      <style:text-properties fo:language="en" fo:country="US" officeooo:rsid="0039028c"/>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fo:language="ru" fo:country="RU" fo:font-style="normal" style:font-style-asian="normal" style:font-style-complex="normal"/>
    </style:style>
    <style:style style:name="T20" style:family="text">
      <style:text-properties fo:color="#ff3333" fo:font-style="normal" style:font-style-asian="normal" style:font-style-complex="normal"/>
    </style:style>
    <style:style style:name="T21" style:family="text">
      <style:text-properties fo:color="#ff3333" officeooo:rsid="002b8d9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color="#6666ff" fo:language="ru" fo:country="RU"/>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background-color="transparent" loext:char-shading-value="0" style:font-style-asian="normal" style:font-style-complex="normal"/>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background-color="transparent" loext:char-shading-value="0"/>
    </style:style>
    <style:style style:name="T30" style:family="text">
      <style:text-properties fo:color="#800000" fo:language="ru" fo:country="RU" officeooo:rsid="00173a76"/>
    </style:style>
    <style:style style:name="T31" style:family="text">
      <style:text-properties fo:color="#800000" fo:language="ru" fo:country="RU" officeooo:rsid="0017e119"/>
    </style:style>
    <style:style style:name="T32" style:family="text">
      <style:text-properties fo:color="#800000" fo:language="en" fo:country="US"/>
    </style:style>
    <style:style style:name="T33" style:family="text">
      <style:text-properties fo:color="#800000" fo:language="en" fo:country="US" officeooo:rsid="00380148"/>
    </style:style>
    <style:style style:name="T34" style:family="text">
      <style:text-properties fo:color="#800000" officeooo:rsid="0039028c"/>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font-style="normal" officeooo:rsid="0017e119"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background-color="#ffff00" loext:char-shading-value="0"/>
    </style:style>
    <style:style style:name="T63" style:family="text">
      <style:text-properties fo:color="#00ccff"/>
    </style:style>
    <style:style style:name="T64" style:family="text">
      <style:text-properties fo:font-weight="normal" style:font-weight-asian="normal" style:font-weight-complex="normal"/>
    </style:style>
    <style:style style:name="T65" style:family="text">
      <style:text-properties fo:color="#0066cc"/>
    </style:style>
    <style:style style:name="T66" style:family="text">
      <style:text-properties officeooo:rsid="0017a857"/>
    </style:style>
    <style:style style:name="T67" style:family="text">
      <style:text-properties officeooo:rsid="0017e119"/>
    </style:style>
    <style:style style:name="T68" style:family="text">
      <style:text-properties officeooo:rsid="0019b3fa"/>
    </style:style>
    <style:style style:name="T69" style:family="text">
      <style:text-properties officeooo:rsid="00206ca5"/>
    </style:style>
    <style:style style:name="T70" style:family="text">
      <style:text-properties officeooo:rsid="0020d8c6"/>
    </style:style>
    <style:style style:name="T71" style:family="text">
      <style:text-properties officeooo:rsid="0022d03d"/>
    </style:style>
    <style:style style:name="T72" style:family="text">
      <style:text-properties officeooo:rsid="0024e294"/>
    </style:style>
    <style:style style:name="T73" style:family="text">
      <style:text-properties officeooo:rsid="00269415"/>
    </style:style>
    <style:style style:name="T74" style:family="text">
      <style:text-properties officeooo:rsid="002955a4"/>
    </style:style>
    <style:style style:name="T75" style:family="text">
      <style:text-properties officeooo:rsid="002a0dbc"/>
    </style:style>
    <style:style style:name="T76" style:family="text">
      <style:text-properties officeooo:rsid="002c94a5"/>
    </style:style>
    <style:style style:name="T77" style:family="text">
      <style:text-properties officeooo:rsid="002d7538"/>
    </style:style>
    <style:style style:name="T78" style:family="text">
      <style:text-properties officeooo:rsid="002dbcdf"/>
    </style:style>
    <style:style style:name="T79" style:family="text">
      <style:text-properties officeooo:rsid="0032d64d"/>
    </style:style>
    <style:style style:name="T80" style:family="text">
      <style:text-properties officeooo:rsid="0035072e"/>
    </style:style>
    <style:style style:name="T81" style:family="text">
      <style:text-properties officeooo:rsid="0036110c"/>
    </style:style>
    <style:style style:name="T82" style:family="text">
      <style:text-properties officeooo:rsid="0039028c"/>
    </style:style>
    <style:style style:name="T83" style:family="text">
      <style:text-properties officeooo:rsid="0039cc7c"/>
    </style:style>
    <style:style style:name="T84" style:family="text">
      <style:text-properties officeooo:rsid="003ceb3d"/>
    </style:style>
    <style:style style:name="T85" style:family="text">
      <style:text-properties officeooo:rsid="003ecbe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89884587989994190"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7768931891165413054" text:style-name="L2">
        <text:list-item>
          <text:p text:style-name="P125">«Великие грифоны прошлого» - из канона (5<text:span text:style-name="T8">s8e)</text:span></text:p>
        </text:list-item>
        <text:list-item>
          <text:p text:style-name="P125">«Высшие заклинания в повседневном использовании: от песчинки до дворца»</text:p>
        </text:list-item>
        <text:list-item>
          <text:p text:style-name="P126">«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52">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62">Тайны Тайных Наук</text:span>» - обмен</text:p>
        </text:list-item>
        <text:list-item>
          <text:p text:style-name="P126">«Основы Заклятий» - обмен</text:p>
        </text:list-item>
        <text:list-item>
          <text:p text:style-name="P12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204496171364228106" text:style-name="L3">
        <text:list-item>
          <text:p text:style-name="P1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7">Селестия — переменчивая пони. В одно время не строгая, а в другое может быть такой, что страшно становится</text:p>
        </text:list-item>
        <text:list-item>
          <text:p text:style-name="P127">У Селестии были такие элементы гармонии: Магия, Доброта, Смех. У Луны — Верность, Честность, Щедрость. (ксенофазия)</text:p>
        </text:list-item>
        <text:list-item>
          <text:p text:style-name="P1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7">Около 820-ти лет назад будущий маг Лайтнинг Стар поступил на обучение к наставнику Тииспоту</text:p>
        </text:list-item>
        <text:list-item>
          <text:p text:style-name="P1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7">У Селестии грива и хвост развеваются и переливаются от магического шампуня</text:p>
        </text:list-item>
        <text:list-item>
          <text:p text:style-name="P127">Тело Селестии очень крепкое — может выдержать несколько тонн земли</text:p>
        </text:list-item>
        <text:list-item>
          <text:p text:style-name="P127">Дискорд намного старше принцесс, его магия сильнее ихней на голову</text:p>
        </text:list-item>
        <text:list-item>
          <text:p text:style-name="P127">Луна младше Селестии на 3 года. Сёстрам около 5000 лет. По другим данным, Селестии около 2500 лет (Обмен).</text:p>
        </text:list-item>
        <text:list-item>
          <text:p text:style-name="P127">Принцессы начали войну с Дискордом в возрасте, когда им было около 700 лет — и продолжалась война почти сто лет</text:p>
        </text:list-item>
        <text:list-item>
          <text:p text:style-name="P127">Самый главный враг сестёр и Дискорда — скука</text:p>
        </text:list-item>
        <text:list-item>
          <text:p text:style-name="P127">В Эквестрии на одного жеребца приходится четыре - пять кобыл</text:p>
        </text:list-item>
        <text:list-item>
          <text:p text:style-name="P1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7">Селестия в первые полторы тысячи лет путешествовала — и заварила несколько войн (две — с Эквестрией, в одной была против Луны)</text:p>
        </text:list-item>
        <text:list-item>
          <text:p text:style-name="P127">Настоящий цвет гривы Селестии — клубнично-розовая. Радужный цвет гривы и хвоста поддерживается магией</text:p>
        </text:list-item>
        <text:list-item>
          <text:p text:style-name="P127">Кроме Дискорда, старше сестёр ещё старейшина драконов</text:p>
        </text:list-item>
        <text:list-item>
          <text:p text:style-name="P127">Кэйденс не прожила и 60-ти лет и является низкорожденной</text:p>
        </text:list-item>
        <text:list-item>
          <text:p text:style-name="P12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7">Народ тихо фигел от нововведений и с ещё большим ожесточением продолжал делать по-своему</text:p>
        </text:list-item>
        <text:list-item>
          <text:p text:style-name="P1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7">Когда пони женятся, они обмениваются ножными браслетами</text:p>
        </text:list-item>
        <text:list-item>
          <text:p text:style-name="P127">Светилами, кроме сестёр, могут управлять единороги (группы), Дискорд, Твайлайт и Старсвирл</text:p>
        </text:list-item>
        <text:list-item>
          <text:p text:style-name="P127">Королева Кризалис — правительница Зелёной Долины</text:p>
        </text:list-item>
        <text:list-item>
          <text:p text:style-name="P127">Мать Луны и Селестии — аликорн Лорен. Мать Дискорда — Алиса (пони-человек)</text:p>
        </text:list-item>
        <text:list-item>
          <text:p text:style-name="P12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8"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8">&gt;\</text:span>Привет, Нексус. Это Макс.</text:p>
      <text:p text:style-name="P65"><text:span text:style-name="T8">&lt;\</text:span>Привет Макс. <text:span text:style-name="T1">Рад тебя видеть. Где ты отсутствовал три дня?</text:span></text:p>
      <text:p text:style-name="P6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8">&gt;\</text:span>Как называется наш проект?</text:p>
      <text:p text:style-name="P65"><text:span text:style-name="T8">&lt;\</text:span>Дайсон.</text:p>
      <text:p text:style-name="P65"><text:span text:style-name="T8">&gt;\</text:span>Сколько тебе лет?</text:p>
      <text:p text:style-name="P65"><text:soft-page-break/><text:span text:style-name="T8">&lt;\</text:span>Два года с начала запуска кластера.</text:p>
      <text:p text:style-name="P65"><text:span text:style-name="T8">&gt;\</text:span>Какой сейчас год?</text:p>
      <text:p text:style-name="P6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8">&gt;\</text:span>Нексус, отключи память <text:span text:style-name="T1">заданий</text:span> за последнюю неделю.</text:p>
      <text:p text:style-name="P65"><text:span text:style-name="T8">&lt;\</text:span>Выполнено.</text:p>
      <text:p text:style-name="P6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8">&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8">&lt;\</text:span><text:span text:style-name="T1">Выполняю задачу</text:span>...</text:p>
      <text:p text:style-name="P66"><text:span text:style-name="T8">&lt;\</text:span>...</text:p>
      <text:p text:style-name="P66"><text:span text:style-name="T8">&lt;\</text:span>Решение:</text:p>
      <text:p text:style-name="P6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5"><text:span text:style-name="T8">&gt;</text:span>\Нексус, почему ты используешь жёсткие настройки <text:span text:style-name="T1">для решения задачи</text:span>?</text:p>
      <text:p text:style-name="P6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2">Ага, уже теплее.</text:p>
      <text:p text:style-name="P42"/>
      <text:p text:style-name="P6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5">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6">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8">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5">(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6">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text:span><text:soft-page-break/><text:span text:style-name="T25">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8">,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440832174887632468"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25">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уничтожаются путём <text:span text:style-name="T1">усиленного</text:span> износа, будучи частью экспериментальных колесниц! “Лорен” я сделал на базе <text:span text:style-name="T3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5">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59"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6">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8"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7">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7">Сел</text:span><text:span text:style-name="T21">ли</text:span><text:span text:style-name="T17">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0">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5">Истончения </text:span>(быть может, к счастью). Всё, что я могу <text:span text:style-name="T8">— оставить тебе напутствие.</text:span></text:p>
      <text:p text:style-name="P5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4">— вся архитектура явно </text:span><text:span text:style-name="T40">была </text:span><text:span text:style-name="T44">заточена под крылатых. Таких, для которых приземлиться на балкон в тронном зале или уйти через портик на крыше</text:span><text:span text:style-name="T58"> </text:span><text:span text:style-name="T44">—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4"> </text:span><text:span text:style-name="T40">Его центр занимал высокий </text:span><text:span text:style-name="T44">кругл</text:span><text:span text:style-name="T40">ый</text:span><text:span text:style-name="T44"> </text:span><text:span text:style-name="T40">футон</text:span><text:span text:style-name="T44"> </text:span><text:span text:style-name="T40">с</text:span><text:span text:style-name="T44"> велик</text:span><text:span text:style-name="T40">им</text:span><text:span text:style-name="T44"> множество</text:span><text:span text:style-name="T40">м</text:span><text:span text:style-name="T4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Гложе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4">– </text:span><text:span text:style-name="T40">Говорят, в </text:span><text:span text:style-name="T19">Додж </text:span><text:span text:style-name="T20">Джанкшн</text:span><text:span text:style-name="T4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8">А из Пинто Крика уже месяц нет новостей...</text:span></text:p>
      <text:p text:style-name="P5"><text:span text:style-name="T44">–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8">– </text:span>“<text:span text:style-name="T1">Что я могу сделать, чтобы вернуть всё назад?</text:span>”</text:p>
      <text:p text:style-name="P14"><text:span text:style-name="T48">– </text:span><text:span text:style-name="T40">Так и сказала?</text:span></text:p>
      <text:p text:style-name="P1"><text:span text:style-name="T44">–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8">– </text:span><text:span text:style-name="T40">Что бы это значило, Флер?</text:span></text:p>
      <text:p text:style-name="P14"><text:span text:style-name="T48">– </text:span><text:span text:style-name="T4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7">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45">&lt;</text:span><text:span text:style-name="T61">Mark Knopfler - </text:span><text:span text:style-name="T60">Hill Farmer's Blues</text:span><text:span text:style-name="T45">&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4">–</text:span><text:span text:style-name="T40">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5">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0">под твоим руководством</text:span><text:span text:style-name="T44">.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32">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69">&lt;Seal — Amazing <text:span text:style-name="T1">(T</text:span><text:span text:style-name="T8">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2">—</text:span><text:span text:style-name="T13"> </text:span><text:span text:style-name="T64">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63">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4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5">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4"> </text:span><text:span text:style-name="T47">— чёрный экран. Он высасывает из </text:span>эгрегора Эквестрии (места, откуда берутся и куда уходят <text:span text:style-name="T1">всепони</text:span><text:span text:style-name="T6">, </text:span><text:span text:style-name="T4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44">—</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4"> </text:span><text:span text:style-name="T4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40">.</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7">Чужестранец-человек разбил сердце нашей любимой Селестии! Двор в отчаянии </text:span><text:span text:style-name="T12">—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4">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4">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text:span text:style-name="T69">написано</text:span>,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64">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64">эт правда?</text:span></text:p>
      <text:p text:style-name="P52"><text:span text:style-name="T13">– </text:span><text:span text:style-name="T64">Какая из? Их много, вообще-то. Ик!</text:span></text:p>
      <text:p text:style-name="P52"><text:span text:style-name="T13">– </text:span><text:span text:style-name="T64">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4">Макс, </text:span><text:span text:style-name="T13">– </text:span><text:span text:style-name="T64">захихикала Пинки, взъерошив копытами розовые кудряшки и попытавшись соорудить из них бороду, </text:span><text:span text:style-name="T13">– </text:span><text:span text:style-name="T6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4">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4">Ты что-о-о! Нельзя любить фаэри! Она похитит твоё сердце, и ты будешь искать её, пока не... </text:span><text:span text:style-name="T13">– </text:span><text:span text:style-name="T64">Пинки погрузилась в так и не съеденный салат «по-Кантерлотски» и захрапела.</text:span></text:p>
      <text:p text:style-name="P52"><text:span text:style-name="T13">– </text:span><text:span text:style-name="T64">Пока не умру?</text:span></text:p>
      <text:p text:style-name="P52"><text:span text:style-name="T13">– </text:span><text:span text:style-name="T64">Нет, глупенький, </text:span><text:span text:style-name="T13">– </text:span><text:span text:style-name="T64">пробулькала Пинки из миски. </text:span><text:span text:style-name="T13">– </text:span><text:span text:style-name="T64">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text:span text:style-name="T70">тиснуться</text:span>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8">P.S. Н</text:span>е гневите мироздание воровством! <text:span text:style-name="T3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Тию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дискордовщина какая-то!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text:span><text:span text:style-name="T46">– </text:span><text:span text:style-name="T50">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text:span text:style-name="T71">выставочного </text:span>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137"><text:span text:style-name="T8">– “</text:span><text:span text:style-name="T80">Портативный м</text:span>агоэнергетический ускоритель «<text:span text:style-name="T8">Psyntel Rari2+ DDR</text:span>»,<text:span text:style-name="T8"> </text:span>демо-прототип<text:span text:style-name="T8">” – </text:span>прочитал я на бирке. <text:span text:style-name="T8">– </text:span><text:span text:style-name="T71">Оно!</text:span></text:p>
      <text:p text:style-name="P138">Снаружи послышался вой сирены <text:span text:style-name="T73">и </text:span>цокот множества копыт.</text:p>
      <text:p text:style-name="P137"><text:span text:style-name="T8">– </text:span><text:span text:style-name="T71">Первая группа — к главному входу! Вторая — рассосредоточиться у окон! Третья обходит здание! Эвакуировать всехпони из квартала! Установить оцепление!</text:span></text:p>
      <text:p text:style-name="P140">Пиздец! Мы с Дэш переглянулись.</text:p>
      <text:p text:style-name="P141"><text:span text:style-name="T8">– </text:span><text:span text:style-name="T72">Это твои двадцать минут? </text:span><text:span text:style-name="T14">– </text:span><text:span text:style-name="T72">возмутился я. </text:span><text:span text:style-name="T14">– </text:span><text:span text:style-name="T83">Да ещё и десяти не прошло!</text:span></text:p>
      <text:p text:style-name="P142"><text:span text:style-name="T77">Дэш</text:span> вымучено скривилась.</text:p>
      <text:p text:style-name="P56"><text:span text:style-name="T8">– </text:span>Человек Макс, здание окружено! <text:span text:style-name="T75">Мы знаем, что ты внутри! </text:span>Выходи добровольно, или буде<text:span text:style-name="T74">шь</text:span> взят силой!</text:p>
      <text:p text:style-name="P143">Я разбил топором стеклянные дверцы прибора и вытащил рубины.</text:p>
      <text:p text:style-name="P139"><text:span text:style-name="T8">– </text:span><text:span text:style-name="T75">Значит так. План такой: я отвлекаю лягавых. Ты летишь с рубинами в Понивилль и отдаёшь их Твайлайт. Потом Твай пишет Селли и меня вытаскивают отсюда.</text:span></text:p>
      <text:p text:style-name="P143">Пегаска отрицательно помотала головой.</text:p>
      <text:p text:style-name="P143"><text:span text:style-name="T8">– </text:span>Ну уж фигушки. Я тебя тут не оставлю.</text:p>
      <text:p text:style-name="P143"><text:span text:style-name="T8">– </text:span>Дэш! <text:span text:style-name="T8">– </text:span>взмолился я. <text:span text:style-name="T8">– </text:span>Сейчас не время <text:span text:style-name="T76">геройствовать! Нам нужно добыть резонаторы! Ничего со мной не случится, посижу пару деньков в КПЗ и выйду как новенький!</text:span></text:p>
      <text:p text:style-name="P144"><text:span text:style-name="T8">– </text:span><text:span text:style-name="T78">Ты не понимаешь! </text:span><text:span text:style-name="T8">– </text:span><text:span text:style-name="T78">упрямо мотнула головой пегаска. </text:span><text:span text:style-name="T8">– </text:span><text:span text:style-name="T78">Всё изменилось. Никто тебя не вытащит.</text:span></text:p>
      <text:p text:style-name="P148">Окна павильона рассыпались стеклянным дождём и внутрь влетели четыре дымовые шашки. <text:span text:style-name="T80">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span></text:p>
      <text:p text:style-name="P145"><text:span text:style-name="T8">– </text:span><text:span text:style-name="T81">Быстро за мной! </text:span><text:span text:style-name="T8">– </text:span><text:span text:style-name="T81">скомандовала пегаска, помчавшись к лестнице на второй этаж.</text:span></text:p>
      <text:p text:style-name="P149">Я припустил было за ней, потом вернулся и поднял над головой раскуроченный ускоритель.</text:p>
      <text:p text:style-name="P146"><text:span text:style-name="T8">– </text:span><text:span text:style-name="T33">I’ll be back</text:span><text:span text:style-name="T15">!!! </text:span><text:span text:style-name="T16">&lt;</text:span><text:span text:style-name="T34">и он таки вернётся — во второй части фанфика</text:span><text:span text:style-name="T16">&gt;</text:span></text:p>
      <text:p text:style-name="P1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text:span text:style-name="T85">по лестнице </text:span>догонять Дэш.</text:p>
      <text:p text:style-name="P151">Пегаска стояла в коридоре, с сомнением обозревая ряд дверей.</text:p>
      <text:p text:style-name="P147"><text:span text:style-name="T8">– </text:span><text:span text:style-name="T84">Где-то тут должна быть дверь на крышу. Не могли же они залазить туда по пожарной лестнице?</text:span></text:p>
      <text:p text:style-name="P147"/>
      <text:p text:style-name="P135">&lt;<text:span text:style-name="T1">Макс пытается прорубить топором дверь на крышу. Дэш отпихивает его и одним ударом задних копыт вышибает дверь</text:span>&gt;</text:p>
      <text:p text:style-name="P50"><text:soft-page-break/>&lt;<text:span text:style-name="T26">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
      <text:p text:style-name="P56">Потом:</text:p>
      <text:p text:style-name="P56">Чужестранец-монстр человек разгромил выставочный павильон Псинтел! </text:p>
      <text:p text:style-name="P56"/>
      <text:p text:style-name="P1"><text:span text:style-name="T46">&lt;</text:span><text:span text:style-name="T4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6">исчезновении Селестии и обвинении Макса в киднэппинге. <text:s/>Трикси гримирует Макса и он в её фургончике покидает Фетлок (Трикси </text:span><text:span text:style-name="T30">одалживает</text:span><text:span text:style-name="T26"> Дэш фургончик, <text:s/></text:span><text:span text:style-name="T30">сама отправляется в Кантерлот по делам. Во время похода Дэш проиходится есть траву</text:span><text:span text:style-name="T26">). - потом они читают из газет <text:s/>о том, что Макс обвиняется в разгроме павильона «Псинтел» и уже считается </text:span><text:span text:style-name="T30">особо </text:span><text:span text:style-name="T26">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text:span text:style-name="T66">Сестра <text:s/>всегда норовила спихнуть задачу на кого-нибудь другого!</text:span></text:p>
      <text:p text:style-name="P40">- <text:span text:style-name="T66">А также совместить приятное с полезным. - заметил я.</text:span></text:p>
      <text:p text:style-name="P130">Луна бросила на меня тяжёлый взгляд.</text:p>
      <text:p text:style-name="P130">- Вот это вряд ли! <text:span text:style-name="T79">Селли</text:span> охладела к сексу ещё до моей ссылки. И, насколько мне известно, за время моего отсутствия её предпочтения в плане секса не менялись.</text:p>
      <text:p text:style-name="P130">- Тогда зачем она..?</text:p>
      <text:p text:style-name="P131">- Дала тебе? - цинично завершила мой вопрос Луна. - Да потому, что она считала тебя нашим последним шансом! И поэтому <text:span text:style-name="T68">предложила</text:span> тебе то, что ты хотел! Я говорила ей, что это глупо. Но разве она когда-нибудь слушала меня?!</text:p>
      <text:p text:style-name="P130"><text:span text:style-name="T67">Меня как будто окатило ледяным душем. Не любовь и даже не дружба. Просто плата за услугу… Даже не дружба...</text:span></text:p>
      <text:p text:style-name="P40">- <text:span text:style-name="T67">А другие? Они тоже… давали мне потому, что считали меня последним шансом?</text:span></text:p>
      <text:p text:style-name="P40">- <text:span text:style-name="T67">Другие? Кто ещё?</text:span><text:span text:style-name="T9"> </text:span><text:span text:style-name="T58">С кем </text:span><text:span text:style-name="T59">ещё </text:span><text:span text:style-name="T58">у тебя были… отношения?</text:span></text:p>
      <text:p text:style-name="P132">- С Рэйнбоу Дэш — ответил я несчастным голосом. - И, может быть, с Пинки.</text:p>
      <text:p text:style-name="P134"><text:span text:style-name="T26">- А ты живчик. - удивлённо заметила Луна и нахмурилась. - На меня не рассчитывай! </text:span><text:span text:style-name="T31">Нет, про цель твоего пребывания тут известно было только нам и Твайлайт. Остальные действовали по своей воле и предпочтениям.</text:span></text:p>
      <text:p text:style-name="P134"/>
      <text:p text:style-name="P40"><text:soft-page-break/></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6">В Понивилле</text:span><text:span text:style-name="T25"> — эксперимент с Воплощением Индрэ на </text:span><text:span text:style-name="T26">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5">. </text:span><text:span text:style-name="T26">Макс видит дерево реальностей Эквестрии и в своём сне-прошлом в</text:span><text:span text:style-name="T25">идит Селестию в очереди на вылет - </text:span><text:span text:style-name="T26">и в</text:span><text:span text:style-name="T25">идит, куда ведёт чёрный экран </text:span><text:span text:style-name="T26">(в мир людей)</text:span><text:span text:style-name="T25">. </text:span><text:span text:style-name="T26">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5">).</text:span><text:span text:style-name="T28">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8">Дальше — написано. Дискорда при возврате подменяет Трикси</text:span>&gt;</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lt;<text:span text:style-name="T26">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6">- В законе не указана конкретный соправитель Диархии!</text:span>&gt;</text:p>
      <text:p text:style-name="P46"/>
      <text:p text:style-name="P46">&lt;<text:span text:style-name="T26">Заговорщики таки подняли восстание после исчезновения Селестии. Они обвинили Луну и Макса в узурпации власти</text:span>&gt;</text:p>
      <text:p text:style-name="P35"><text:soft-page-break/>&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46"><text:span text:style-name="T26"/></text:p>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3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5">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6">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text:soft-page-break/>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oft-page-break/><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text:soft-page-break/>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6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5">Влад рассказывает Максу о своём сне </text:span><text:span text:style-name="T32">—</text:span><text:span text:style-name="T25">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52">&lt;</text:span><text:span text:style-name="T29">самолёт в эквестрию проваливается во время </text:span><text:span text:style-name="T2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text:soft-page-break/>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61"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text:soft-page-break/>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4">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6">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5">короткий</text:span><text:span text:style-name="T8">&gt;</text:span> путь из Аппалузы в Понивилль, и редкие караваны ходили им ещё при моём детстве. <text:soft-page-break/>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5">???</text:span><text:span text:style-name="T8">&gt;</text:span></text:p>
      <text:p text:style-name="P2">Луна обошла Кимеринна. </text:p>
      <text:p text:style-name="P2"><text:span text:style-name="T8">–</text:span> У вас рассечен бок. И колотая рана на шее.</text:p>
      <text:p text:style-name="P2"><text:soft-page-break/><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61" text:outline-level="2">Рейд пони-рэйнджеров-2 (<text:span text:style-name="T2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text:soft-page-break/>Внутренности этого металлического “корабля” не вызывали у меня доверия. Но Вечнодикий лес после встречи с <text:span text:style-name="T8">&lt;</text:span><text:span text:style-name="T25">гидрорысью</text:span><text:span text:style-name="T8">&gt;</text:span> и нападением <text:span text:style-name="T8">&lt;</text:span><text:span text:style-name="T25">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5">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oft-page-break/><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1"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8"><text:soft-page-break/></text:p>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1"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5">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5">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5">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1" text:outline-level="2">Понивилль</text:h>
      <text:p text:style-name="P2"/>
      <text:h text:style-name="P161"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61" text:outline-level="2">Первый сеанс двойного сна. Рэрити</text:h>
      <text:p text:style-name="P2"/>
      <text:p text:style-name="P2"><text:span text:style-name="T8">&lt;</text:span><text:span text:style-name="T2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5">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1" text:outline-level="2">Сон Макса</text:h>
      <text:p text:style-name="P95"/>
      <text:p text:style-name="P2"><text:span text:style-name="T8">&lt;</text:span><text:span text:style-name="T2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2">–</text:span><text:span text:style-name="T25"> Готова, </text:span><text:span text:style-name="T32">–</text:span><text:span text:style-name="T25">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5">Рэйнбоу объясняет Максу, почему Пинки расплатилась за него </text:span><text:span text:style-name="T26">—</text:span><text:span text:style-name="T25"> и вспоминает, что когда-то уже объясняла нечто подобное (Леро)</text:span></text:p>
      <text:p text:style-name="P2"/>
      <text:h text:style-name="P161"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5">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oft-page-break/><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5">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5">Дэш расплачивается за Макса в кафе. Когда тот спрашивает, почему она и Пинки платят за него, Дэш, вместо ответа, говорит:</text:span></text:p>
      <text:p text:style-name="P2"><text:span text:style-name="T32">–</text:span><text:span text:style-name="T25"> Пинки? </text:span><text:span text:style-name="T32">–</text:span><text:span text:style-name="T25"> Дэш сморщила нос. </text:span><text:span text:style-name="T32">–</text:span><text:span text:style-name="T25"> Я скажу ей, чтоб больше не </text:span><text:span text:style-name="T32">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5">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32">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5">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8">&lt;</text:span><text:span text:style-name="T25">Подходя к замку Принцесс, Дэш рассказывает Максу обо сне, который она утаила - с Леро.</text:span><text:span text:style-name="T8">&gt;</text:span> </text:p>
      <text:p text:style-name="P2"><text:span text:style-name="T8">&lt;</text:span><text:span text:style-name="T25">Кто следующий готов рассказывать?</text:span></text:p>
      <text:p text:style-name="P32">Пинки дёрнулась на месте, но промолчала.</text:p>
      <text:p text:style-name="P2"><text:span text:style-name="T32">–</text:span><text:span text:style-name="T25"> Я расскажу, - шагнула вперёд радужная пегаска. </text:span><text:span text:style-name="T32">–</text:span><text:span text:style-name="T25"> Хотя вряд ли ты узнаешь что-то полезное. Там галиматья какая-то…</text:span><text:span text:style-name="T8">&gt;</text:span></text:p>
      <text:p text:style-name="P2"><text:span text:style-name="T8">&lt;</text:span><text:span text:style-name="T25">После рассказа РД рассказывает Пинки. При расказе становится ясно её безумие </text:span><text:span text:style-name="T32">—</text:span><text:span text:style-name="T25"> она становится Пинкаминой из-за её сна </text:span><text:span text:style-name="T32">—</text:span><text:span text:style-name="T25"> “Кексиков”. Также она видит во сне центр Эгрегора Эквестрии </text:span><text:span text:style-name="T32">—</text:span><text:span text:style-name="T25"> Селестию. И она видит, как Селестия превращается в набор цифр и уходит в экран </text:span><text:span text:style-name="T32">—</text:span><text:span text:style-name="T25">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5">В мире Терры они ищут Селестию. В конце-концов Макс находит её в кибермозге </text:span><text:span text:style-name="T32">—</text:span><text:span text:style-name="T25"> в подпрограмме “Селестия”, сделанной Владом (Celestum … ссылка на фанфик). Макс выключает эту программу и </text:span><text:soft-page-break/><text:span text:style-name="T25">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2">—</text:span><text:span text:style-name="T25">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61"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6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6">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6">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1" text:outline-level="2">Поиск решения</text:h>
      <text:p text:style-name="P9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6">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5">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2">—</text:span><text:span text:style-name="T25"> Луна создаёт обратный коридор в срок.</text:span><text:span text:style-name="T8">&gt;</text:span></text:p>
      <text:p text:style-name="P2"/>
      <text:h text:style-name="P161"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6">Дуглас </text:span><text:span text:style-name="T32">—</text:span><text:span text:style-name="T26"> </text:span><text:span text:style-name="T32">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5">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5">двухмесячной</text:span><text:span text:style-name="T8">&gt;</text:span> давности осталось лишь направление движения.</text:p>
      <text:p text:style-name="P2">И опять, как <text:span text:style-name="T8">&lt;</text:span><text:span text:style-name="T25">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5">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5">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6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5">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oft-page-break/><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5">Не следует противопоставлять злу ещё большее зло - это только усилит его — </text:span><text:span text:style-name="T26">кодовая фраза</text:span><text:span text:style-name="T3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5">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5">три месяца</text:span><text:span text:style-name="T8">&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8">&lt;</text:span><text:span text:style-name="T2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1" text:outline-level="2">Безнадёжность</text:h>
      <text:p text:style-name="P15">&lt;<text:span text:style-name="T2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5">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5">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5">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5">пять</text:span><text:span text:style-name="T8">&gt;</text:span>длинную прореху в куртке, <text:span text:style-name="T8">&lt;</text:span><text:span text:style-name="T25">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5">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5">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8">&lt;</text:span><text:span text:style-name="T25">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5">улучшить</text:span><text:span text:style-name="T8">&gt;</text:span>. А тот случай, когда мне пришлось зашивать тебе куртку после нападения убийц <text:span text:style-name="T8">&lt;</text:span><text:span text:style-name="T25">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1" text:outline-level="2">След?</text:h>
      <text:p text:style-name="P95"/>
      <text:p text:style-name="P2"><text:span text:style-name="T8">&lt;</text:span><text:span text:style-name="T25">сначала эпизод - проверка сумки в серверной</text:span><text:span text:style-name="T8">&gt;</text:span></text:p>
      <text:p text:style-name="P2"><text:span text:style-name="T8">&lt;</text:span><text:span text:style-name="T3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5">“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5">расширить. Перед кафешкой - диалог с Флатти и ЭйДжей. Все думают, что наконец-то нашли </text:span><text:soft-page-break/><text:span text:style-name="T25">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5">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5">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1" text:outline-level="2">Озарение</text:h>
      <text:p text:style-name="P2"/>
      <text:p text:style-name="P2"><text:span text:style-name="T8">&lt;</text:span><text:span text:style-name="T2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oft-page-break/><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770099243994850452" text:style-name="L5">
        <text:list-header>
          <text:p text:style-name="P15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132842937481297" text:continue-numbering="true" text:style-name="L5">
        <text:list-header>
          <text:p text:style-name="P152">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2842500594528" text:continue-numbering="true" text:style-name="L5">
        <text:list-header>
          <text:p text:style-name="P152">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2842439960677" text:continue-numbering="true" text:style-name="L5">
        <text:list-header>
          <text:p text:style-name="P152">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60" text:outline-level="2">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text:soft-page-break/>–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60" text:outline-level="2">Дискорд</text:h>
      <text:p text:style-name="P95"/>
      <text:p text:style-name="P92">Девушки поспешно собирались, пока я растолковывал им задачу.</text:p>
      <text:p text:style-name="P9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8">– </text:span>Это тот твой приятель, который разбился с полгода назад? – спросила Эпплджек.</text:p>
      <text:p text:style-name="P92"><text:span text:style-name="T8">– </text:span>Да, это он.</text:p>
      <text:p text:style-name="P92"><text:span text:style-name="T8">– </text:span>А как мы попадём в его квартиру? Там сейчас кто-то живёт? – Флаттершай прыгала на одной ноге, натягивая кед.</text:p>
      <text:p text:style-name="P9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5">Плохо написано!</text:span><text:span text:style-name="T8">&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oft-page-break/><text:span text:style-name="T8">– </text:span>Макс, что случилось? У нас проблемы?</text:p>
      <text:p text:style-name="P9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8">– </text:span>Так что, будем ломать дверь? – Эпплджек критически осмотрелась, подмечая бабулек на лавочке и зевак во внутреннем скверике.</text:p>
      <text:p text:style-name="P93"><text:span text:style-name="T8">– </text:span>Нет нужды. Лучше станьте-ка сзади меня так, чтобы заслонить от этих бабулек и от вооон той камеры наблюдения.</text:p>
      <text:list xml:id="list8668621407049480456" text:style-name="L6">
        <text:list-header>
          <text:p text:style-name="P15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5"><text:span text:style-name="T8">– </text:span>Макс, тут окно разбито! И верёвка какая-то висит. – крикнула Флаттершай из кухни.</text:p>
      <text:p text:style-name="P115"><text:span text:style-name="T8">–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пробелу, но безрезультатно.</text:p>
      <text:p text:style-name="P115"><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8">–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8">– </text:span>Оп-па! – пробормотала Эпплджек. – Нежданчик!</text:p>
      <text:p text:style-name="P115"><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oft-page-break/><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8">– </text:span>С кем это вы тут разговариваете?</text:p>
      <text:list xml:id="list6249005546116497434"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61" text:outline-level="2">Селестия</text:h>
      <text:p text:style-name="P115"/>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text:soft-page-break/>–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8">&lt;</text:span><text:span text:style-name="T25">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4">– Это я-то устраиваю цирк?!! ДА ТЫ НА СЕБЯ ПОСМОТРИ, КЛОУН!!! На людей кидаешься, чашками <text:soft-page-break/>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text:soft-page-break/>исследуй его сполна!..</text:p>
      <text:p text:style-name="P105">***</text:p>
      <text:p text:style-name="P110">&lt;<text:span text:style-name="T26">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7">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08">– И что? – продолжила его мысль Эпплджек.</text:p>
      <text:p text:style-name="P108">– Эквестрийские <text:span text:style-name="T8">&lt;</text:span><text:span text:style-name="T25">три месяца</text:span><text:span text:style-name="T8">&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4"/>
      <text:h text:style-name="P161"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8">&lt;</text:span><text:span text:style-name="T25">полгода</text:span><text:span text:style-name="T8">&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oft-page-break/><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soft-page-break/><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2">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6">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oft-page-break/><text:span text:style-name="T1">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8">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3">–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text:soft-page-break/></text:p>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32">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text:soft-page-break/>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pan text:style-name="T8">–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8">–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text:soft-page-break/>Анакорн развёл руками.</text:p>
      <text:p text:style-name="P117"><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5">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5">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5">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5">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5"> - Ты морочила мне яйца, чтобы заинтересовать? Всё, как Свирл указал?</text:span></text:p>
      <text:p text:style-name="P79"><text:soft-page-break/>–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1912918750750834810" text:style-name="L8">
        <text:list-header>
          <text:p text:style-name="P154">(<text:span text:style-name="T36">Луна — как повелительница снов, слышала разговор Макса с Анакорном</text:span>)</text:p>
          <text:p text:style-name="P155"/>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oft-page-break/><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61"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6">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5">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30T13:28:40.842000000</dc:date>
    <meta:editing-duration>P79DT19H34M33S</meta:editing-duration>
    <meta:editing-cycles>4369</meta:editing-cycles>
    <meta:generator>LibreOffice/5.1.0.3$Windows_x86 LibreOffice_project/5e3e00a007d9b3b6efb6797a8b8e57b51ab1f737</meta:generator>
    <meta:document-statistic meta:table-count="0" meta:image-count="0" meta:object-count="0" meta:page-count="156" meta:paragraph-count="3189" meta:word-count="72165" meta:character-count="480463" meta:non-whitespace-character-count="408038"/>
  </office:meta>
</office:document-meta>
</file>